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ROVERBS 3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<text:s text:c="1"/>A GODLY MOTHER'S COUNSEL (31:1-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<text:s text:c="1"/>A GODLY MOTHER'S COUNSEL (31:1-9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om she taught (31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at she taught (31:3-9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What she taught (31:3-9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The Negative (31:3-7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Negative (31:3-7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"Do not spend your strength on women, on those who ruin kings" (31:3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Do not guzzle wine or crave liquor (31:4-7)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What she taught (31:3-9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Negative (31:3-7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Positive (31:8-9): Stand up for the poor and needy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A GODLY MOTHER'S COUNSEL (31:1-9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Whom she taught (31:1-2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What she taught (31:3-9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ROVERBS 31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A GODLY MOTHER'S COUNSEL (31:1-9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A GODLY WIFE'S CHARACTER (31:10-31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-title-Title-Slide" presentation:presentation-page-layout-name="Master1-PPL1" draw:id="Slide-263">
        <draw:frame draw:id="id97" presentation:style-name="a529" draw:name="Title 1" svg:x="1.38in" svg:y="0.83in" svg:width="10.3in" svg:height="4.42in" presentation:class="title" presentation:placeholder="false">
          <draw:text-box>
            <text:p text:style-name="a528" text:class-names="" text:cond-style-name=""><text:span text:style-name="a526" text:class-names=""><text:s text:c="1"/>A GODLY WIFE'S CHARACTER (31:10-31)<text:s text:c="1"/></text:span><text:span text:style-name="a527" text:class-names=""/></text:p>
          </draw:text-box>
          <svg:title/>
          <svg:desc/>
        </draw:frame>
        <draw:frame draw:id="id98" presentation:style-name="a534" draw:name="Subtitle 2" svg:x="1.38in" svg:y="5.25in" svg:width="10.3in" svg:height="1.85in" presentation:class="subtitle" presentation:placeholder="false">
          <draw:text-box>
            <text:p text:style-name="a531" text:class-names="" text:cond-style-name=""><text:span text:style-name="a530" text:class-names=""><text:s text:c="1"/>Her worth (31:10, 25, 29)<text:s text:c="1"/></text:span></text:p>
            <text:p text:style-name="a533" text:class-names="" text:cond-style-name=""><text:span text:style-name="a532" text:class-names=""/></text:p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Her worth (31:10, 25, 29)<text:s text:c="1"/></text:span><text:span text:style-name="a537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She is more precious than rubies (31:10).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"She is clothed with strength and dignity" (31:25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She surpasses all other women (31:29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<text:s text:c="1"/>A GODLY WIFE'S CHARACTER (31:10-31)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Her worth (31:10, 25, 29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Her works (31:13-22, 24, 27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-title-Title-Slide" presentation:presentation-page-layout-name="Master1-PPL1" draw:id="Slide-266">
        <draw:frame draw:id="id103" presentation:style-name="a572" draw:name="Title 1" svg:x="1.38in" svg:y="0.83in" svg:width="10.3in" svg:height="4.42in" presentation:class="title" presentation:placeholder="false">
          <draw:text-box>
            <text:p text:style-name="a571" text:class-names="" text:cond-style-name=""><text:span text:style-name="a569" text:class-names=""><text:s text:c="1"/>Her works (31:13-22, 24, 27)<text:s text:c="1"/></text:span><text:span text:style-name="a570" text:class-names=""/></text:p>
          </draw:text-box>
          <svg:title/>
          <svg:desc/>
        </draw:frame>
        <draw:frame draw:id="id104" presentation:style-name="a577" draw:name="Subtitle 2" svg:x="1.38in" svg:y="5.25in" svg:width="10.3in" svg:height="1.85in" presentation:class="subtitle" presentation:placeholder="false">
          <draw:text-box>
            <text:p text:style-name="a574" text:class-names="" text:cond-style-name=""><text:span text:style-name="a573" text:class-names=""><text:s text:c="1"/>With her family (31:13-15, 17-19, 21-22, 27)<text:s text:c="1"/></text:span></text:p>
            <text:p text:style-name="a576" text:class-names="" text:cond-style-name=""><text:span text:style-name="a575" text:class-names=""/></text:p>
          </draw:text-box>
          <svg:title/>
          <svg:desc/>
        </draw:frame>
      </draw:page>
      <draw:page draw:name="Slide12" draw:style-name="a578" draw:master-page-name="Master1-Layout12-tx-Title-and-Text" presentation:presentation-page-layout-name="Master1-PPL12" draw:id="Slide-267">
        <draw:frame draw:id="id105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With her family (31:13-15, 17-19, 21-22, 27)<text:s text:c="1"/></text:span><text:span text:style-name="a580" text:class-names=""/></text:p>
          </draw:text-box>
          <svg:title/>
          <svg:desc/>
        </draw:frame>
        <draw:frame draw:id="id106" presentation:style-name="a598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She provides them with proper clothing (31:13, 21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She plans meals and her day (31:14-15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She is tireless in her work (31:17-19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She cares for and watches over the entire household (31:22, 27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3" draw:style-name="a599" draw:master-page-name="Master1-Layout12-tx-Title-and-Text" presentation:presentation-page-layout-name="Master1-PPL12" draw:id="Slide-268">
        <draw:frame draw:id="id107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Her works (31:13-22, 24, 27)<text:s text:c="1"/></text:span><text:span text:style-name="a601" text:class-names=""/></text:p>
          </draw:text-box>
          <svg:title/>
          <svg:desc/>
        </draw:frame>
        <draw:frame draw:id="id108" presentation:style-name="a613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With her family (31:13-15, 17-19, 21-22, 27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With her finances (31:16, 24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14" draw:style-name="a614" draw:master-page-name="Master1-Layout12-tx-Title-and-Text" presentation:presentation-page-layout-name="Master1-PPL12" draw:id="Slide-269">
        <draw:frame draw:id="id109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<text:s text:c="1"/>With her finances (31:16, 24)<text:s text:c="1"/></text:span><text:span text:style-name="a616" text:class-names=""/></text:p>
          </draw:text-box>
          <svg:title/>
          <svg:desc/>
        </draw:frame>
        <draw:frame draw:id="id110" presentation:style-name="a631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She buys and sells property (31:16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She plants vineyards with her earnings (31:16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She makes and sells belted linen garments and sashes (31:24).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5" draw:style-name="a632" draw:master-page-name="Master1-Layout12-tx-Title-and-Text" presentation:presentation-page-layout-name="Master1-PPL12" draw:id="Slide-270">
        <draw:frame draw:id="id111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<text:s text:c="1"/>Her works (31:13-22, 24, 27)<text:s text:c="1"/></text:span><text:span text:style-name="a634" text:class-names=""/></text:p>
          </draw:text-box>
          <svg:title/>
          <svg:desc/>
        </draw:frame>
        <draw:frame draw:id="id112" presentation:style-name="a649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With her family (31:13-15, 17-19, 21-22, 27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With her finances (31:16, 24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With the less fortunate (31:20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6" draw:style-name="a650" draw:master-page-name="Master1-Layout12-tx-Title-and-Text" presentation:presentation-page-layout-name="Master1-PPL12" draw:id="Slide-271">
        <draw:frame draw:id="id113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<text:s text:c="1"/>A GODLY WIFE'S CHARACTER (31:10-31)<text:s text:c="1"/></text:span><text:span text:style-name="a652" text:class-names=""/></text:p>
          </draw:text-box>
          <svg:title/>
          <svg:desc/>
        </draw:frame>
        <draw:frame draw:id="id114" presentation:style-name="a670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Her worth (31:10, 25, 29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Her works (31:13-22, 24, 27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Her wisdom (31:26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Her witnesses (31:11-12, 23, 28, 31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7" draw:style-name="a671" draw:master-page-name="Master1-Layout1-title-Title-Slide" presentation:presentation-page-layout-name="Master1-PPL1" draw:id="Slide-272">
        <draw:frame draw:id="id115" presentation:style-name="a675" draw:name="Title 1" svg:x="1.38in" svg:y="0.83in" svg:width="10.3in" svg:height="4.42in" presentation:class="title" presentation:placeholder="false">
          <draw:text-box>
            <text:p text:style-name="a674" text:class-names="" text:cond-style-name=""><text:span text:style-name="a672" text:class-names=""><text:s text:c="1"/>Her witnesses (31:11-12, 23, 28, 31)<text:s text:c="1"/></text:span><text:span text:style-name="a673" text:class-names=""/></text:p>
          </draw:text-box>
          <svg:title/>
          <svg:desc/>
        </draw:frame>
        <draw:frame draw:id="id116" presentation:style-name="a680" draw:name="Subtitle 2" svg:x="1.38in" svg:y="5.25in" svg:width="10.3in" svg:height="1.85in" presentation:class="subtitle" presentation:placeholder="false">
          <draw:text-box>
            <text:p text:style-name="a677" text:class-names="" text:cond-style-name=""><text:span text:style-name="a676" text:class-names=""><text:s text:c="1"/>Her husband (31:11-12, 23)<text:s text:c="1"/></text:span></text:p>
            <text:p text:style-name="a679" text:class-names="" text:cond-style-name=""><text:span text:style-name="a678" text:class-names=""/></text:p>
          </draw:text-box>
          <svg:title/>
          <svg:desc/>
        </draw:frame>
      </draw:page>
      <draw:page draw:name="Slide18" draw:style-name="a681" draw:master-page-name="Master1-Layout12-tx-Title-and-Text" presentation:presentation-page-layout-name="Master1-PPL12" draw:id="Slide-273">
        <draw:frame draw:id="id117" presentation:style-name="a685" draw:name="Title 1" svg:x="1.38in" svg:y="0.4in" svg:width="10.6in" svg:height="1.44965in" presentation:class="title" presentation:placeholder="false">
          <draw:text-box>
            <text:p text:style-name="a684" text:class-names="" text:cond-style-name=""><text:span text:style-name="a682" text:class-names=""><text:s text:c="1"/>Her husband (31:11-12, 23)<text:s text:c="1"/></text:span><text:span text:style-name="a683" text:class-names=""/></text:p>
          </draw:text-box>
          <svg:title/>
          <svg:desc/>
        </draw:frame>
        <draw:frame draw:id="id118" presentation:style-name="a698" draw:name="Text Placeholder 2" svg:x="1.38in" svg:y="2in" svg:width="9.4in" svg:height="4.75868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<text:s text:c="1"/>Trusts her (31:11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Knows she helps him (31:12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Is respected among the city elders (31:23).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9" draw:style-name="a699" draw:master-page-name="Master1-Layout12-tx-Title-and-Text" presentation:presentation-page-layout-name="Master1-PPL12" draw:id="Slide-274">
        <draw:frame draw:id="id119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<text:s text:c="1"/>Her witnesses (31:11-12, 23, 28, 31)<text:s text:c="1"/></text:span><text:span text:style-name="a701" text:class-names=""/></text:p>
          </draw:text-box>
          <svg:title/>
          <svg:desc/>
        </draw:frame>
        <draw:frame draw:id="id120" presentation:style-name="a716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Her husband (31:11-12, 23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Her children (31:28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Her fellow citizens (31:31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20" draw:style-name="a717" draw:master-page-name="Master1-Layout12-tx-Title-and-Text" presentation:presentation-page-layout-name="Master1-PPL12" draw:id="Slide-275">
        <draw:frame draw:id="id121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<text:s text:c="1"/>A GODLY WIFE'S CHARACTER (31:10-31)<text:s text:c="1"/></text:span><text:span text:style-name="a719" text:class-names=""/></text:p>
          </draw:text-box>
          <svg:title/>
          <svg:desc/>
        </draw:frame>
        <draw:frame draw:id="id122" presentation:style-name="a737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Her worth (31:10, 25, 29)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Her works (31:13-22, 24, 27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Her wisdom (31:26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Her witnesses (31:11-12, 23, 28, 31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21" draw:style-name="a738" draw:master-page-name="Master1-Layout12-tx-Title-and-Text" presentation:presentation-page-layout-name="Master1-PPL12" draw:id="Slide-276">
        <draw:frame draw:id="id123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PROVERBS 31</text:span><text:span text:style-name="a740" text:class-names=""/></text:p>
          </draw:text-box>
          <svg:title/>
          <svg:desc/>
        </draw:frame>
        <draw:frame draw:id="id124" presentation:style-name="a752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<text:s text:c="1"/>A GODLY MOTHER'S COUNSEL (31:1-9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A GODLY WIFE'S CHARACTER (31:10-31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31</dc:title>
    <meta:initial-creator>David STRICKLAND</meta:initial-creator>
    <dc:creator>David STRICKLAND</dc:creator>
    <meta:creation-date>2020-02-22T19:31:59Z</meta:creation-date>
    <dc:date>2020-02-22T19:31:59Z</dc:date>
    <meta:template xlink:href="BibleStudy" xlink:type="simple"/>
    <meta:editing-cycles>1</meta:editing-cycles>
    <meta:editing-duration>PT0S</meta:editing-duration>
    <meta:document-statistic meta:paragraph-count="69" meta:word-count="627"/>
  </office:meta>
</office:document-meta>
</file>